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Tobie chór aniołów</text:span><text:span text:style-name="T1"><text:line-break/></text:span><text:span text:style-name="T1">śpiewa nową pieśń</text:span><text:span text:style-name="T1"><text:line-break/></text:span><text:span text:style-name="T1">Chwała Barankowi /x2</text:span><text:span text:style-name="T1"><text:line-break/></text:span><text:span text:style-name="T1"><text:line-break/></text:span><text:span text:style-name="T1">Alleluja, alleluja, alleluja</text:span><text:span text:style-name="T1"><text:line-break/></text:span><text:span text:style-name="T1">Chwała i cześ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8T23:04:47</meta:creation-date>
    <dc:date>2013-11-26T21:20:06.85</dc:date>
    <dc:language>pl-PL</dc:language>
    <meta:editing-cycles>5</meta:editing-cycles>
    <meta:editing-duration>PT1M25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